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3787in" svg:height="5.9425in" svg:x="6.4594in" svg:y="0in">
            <draw:object draw:notify-on-update-of-ranges="Sheet1.A1:Sheet1.A1 Sheet1.A2:Sheet1.A20 Sheet1.B1:Sheet1.B1 Sheet1.B2:Sheet1.B20 Sheet1.C1:Sheet1.C1 Sheet1.C2:Sheet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number of links</text:p>
          </table:table-cell>
          <table:table-cell office:value-type="string" calcext:value-type="string">
            <text:p>number of mentions</text:p>
          </table:table-cell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mgur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eddit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astebin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13" calcext:value-type="float">
            <text:p>1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inventwithpytho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eecodecamp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gotobog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3schoo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xkcd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depe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ccerway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deabbe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oquentjavascrip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sfiddl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as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ppreferenc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eil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upiewa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tomatetheboringstuff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leniumhq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ckexchang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cma-internatio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uralsigh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yersmagaz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dn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eamliqui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limetex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sbi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gbovi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k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tbootstra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s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xinyminut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xkcdref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yaz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lainxkcd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eprogrammingpattern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sourc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o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gsp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wbuechel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ating-point-gu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cket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honega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vcha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r3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gt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fml-dev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-proje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x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eriti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witc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gramArcadeGam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arnrubythehardwa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omber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wolframalph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ngreg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codingba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stapitutori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ation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nd2tetr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ej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tohotke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t-tutorial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ersearchingwithgoo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iguelgrinber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co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iltutoria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unplugg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iltrou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opa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gfli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ingtutor-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eevirtu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-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homeservergui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pl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loatsqu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honedev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murp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omong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lea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nity3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wstuffwor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iffhau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-reques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zyfo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dinprojec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apb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rtandsweetcours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yousomeer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-gui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hkscrip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pythonthehardw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myprofesso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r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netper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is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p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program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talksh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mgtf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-art-of-we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ctnativeandro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masterworl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bbut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el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r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ck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rollreveal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ck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bookpro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si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box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t-ln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challen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vnservic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mot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iq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pgear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worl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ot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lipsesour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freedictiona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us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ngbl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sh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tjamb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szengard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dura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bol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ructab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tttorbo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domv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c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kid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metho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be-dro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e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k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puterhop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arcadegam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w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king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rhourworkw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bookh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onm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rsi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tualju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acs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thinktan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sel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visualstud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asut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owcza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untuforu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itbutw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etu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fterhoursprogramm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scap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crosswo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nmccormi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twoo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harrisboo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fferon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hsidesofthetab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ffwithstuf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icescro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l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-credi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oit-d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hladyer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ch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griff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mtreehou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ython3por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hu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oosem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tards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skeybo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p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irograph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ev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entea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h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eybad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gmakerwe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blob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etarg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no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mefore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minecraftfor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gam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cadem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xpress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tri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ali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p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ff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barnba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apistmagaz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d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tualgamela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nchzil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e-mert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enhancementsui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ybyyoursel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c-c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kjav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mbl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howt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t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sunsm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n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su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eadsheetge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ika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oustru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mv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scoops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studi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owtocenterinc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bel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entd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phiforf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onrai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ingthoug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ste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oxfo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vensander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osealice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b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iu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veloperfus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wa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ex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5r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nadowe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rpai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science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lessonslearn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mel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budd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cehol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sciencemast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m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phen-brenn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b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inatt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whats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pro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lusplu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ggbor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ec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ok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beythetestinggo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sharpcorn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ko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rttosqli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tu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g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sitesframewor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pengl-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oringbina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bootcam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otesvall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fromscra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gm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hinkd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kti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kyllr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olear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caitourname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analyt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p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schoo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urcefor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iitab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chingkidsprogramm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codegee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shero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eu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barcade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fidd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fi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xwidge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gadm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x-parr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de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hkos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u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br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-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amazonprodu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ntowo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x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yrub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acity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veofprogramm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emy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y pyth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nch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ymon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oquent javascrip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urser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arnpyth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cademy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ckety hac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academy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  <table:database-ranges>
        <table:database-range table:name="__Anonymous_Sheet_DB__0" table:target-range-address="Sheet1.A1:Sheet1.C36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3T17:54:11.646943364</dc:date>
    <dc:creator>Caroline </dc:creator>
    <meta:document-statistic meta:table-count="1" meta:cell-count="108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43cm" svg:height="15.095cm" xlink:href=".." xlink:type="simple" chart:class="chart:bar" chart:style-name="ch1">
        <chart:legend chart:legend-position="end" svg:x="14.945cm" svg:y="6.999cm" style:legend-expansion="high" chart:style-name="ch2"/>
        <chart:plot-area chart:style-name="ch3" table:cell-range-address="Sheet1.A1:Sheet1.C20" chart:data-source-has-labels="both" svg:x="0.374cm" svg:y="0.301cm" svg:width="14.197cm" svg:height="14.493cm">
          <chartooo:coordinate-region svg:x="3.403cm" svg:y="0.301cm" svg:width="10.888cm" svg:height="13.846cm"/>
          <chart:axis chart:dimension="x" chart:name="primary-x" chart:style-name="ch4" chartooo:axis-type="auto">
            <chartooo:date-scale/>
            <chart:categories table:cell-range-address="Sheet1.A2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" chart:label-cell-address="Sheet1.B1:Sheet1.B1" chart:class="chart:bar">
            <chart:data-point chart:repeated="19"/>
          </chart:series>
          <chart:series chart:style-name="ch8" chart:values-cell-range-address="Sheet1.C2:Sheet1.C20" chart:label-cell-address="Sheet1.C1:Sheet1.C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links</text:p>
                <draw:g>
                  <svg:desc>Sheet1.B1:Sheet1.B1</svg:desc>
                </draw:g>
              </table:table-cell>
              <table:table-cell office:value-type="string">
                <text:p>number of mention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ckoverflow</text:p>
                <draw:g>
                  <svg:desc>Sheet1.A2:Sheet1.A20</svg:desc>
                </draw:g>
              </table:table-cell>
              <table:table-cell office:value-type="float" office:value="54">
                <text:p>54</text:p>
                <draw:g>
                  <svg:desc>Sheet1.B2:Sheet1.B20</svg:desc>
                </draw:g>
              </table:table-cell>
              <table:table-cell office:value-type="float" office:value="77">
                <text:p>77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imgur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reddit</text:p>
              </table:table-cell>
              <table:table-cell office:value-type="float" office:value="30">
                <text:p>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pastebin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example</text:p>
              </table:table-cell>
              <table:table-cell office:value-type="float" office:value="13">
                <text:p>1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inventwithpython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freecodecamp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bogotobogo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3schools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xkcd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racle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odepen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occerway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deabbey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loquentjavascript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sfiddle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ithub</text:p>
              </table:table-cell>
              <table:table-cell office:value-type="float" office:value="5">
                <text:p>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youtube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